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53141" officeooo:paragraph-rsid="00153141"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text:p>
      <text:p text:style-name="P1"/>
      <text:p text:style-name="Standard">1. Write a convincing memo (650 word max) explaining why data curation services are important. Assume that the memo is written for your new director, who is not familiar with data curation, and not convinced whether to keep funding this work. You will want to make sure to introduce data curation within the broader context of data science. You will need to cover the key areas that you think are the most important for data curation at your company. We ask that you incorporate at least two of the following topics into your memo: Provenance, Policy, Metadata, and/or Preserv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9T11:19:55.239115468</meta:creation-date>
    <dc:date>2020-11-09T11:20:27.818728468</dc:date>
    <meta:editing-duration>PT32S</meta:editing-duration>
    <meta:editing-cycles>1</meta:editing-cycles>
    <meta:document-statistic meta:table-count="0" meta:image-count="0" meta:object-count="0" meta:page-count="1" meta:paragraph-count="2" meta:word-count="100" meta:character-count="587" meta:non-whitespace-character-count="488"/>
    <meta:generator>LibreOffice/6.0.7.3$Linux_X86_64 LibreOffice_project/00m0$Build-3</meta:generator>
  </office:meta>
</office:document-meta>
</file>